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 style:parent-style-name="objectwithoutfill">
      <style:graphic-properties svg:stroke-width="0.035cm" draw:marker-start-width="0.252cm" draw:marker-end="Arrowheads_20_1" draw:marker-end-width="0.352cm" draw:fill="none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3" style:family="graphic" style:parent-style-name="objectwithoutfill">
      <style:graphic-properties svg:stroke-width="0.035cm" svg:stroke-color="#ff8000" draw:marker-start-width="0.252cm" draw:marker-end="Arrowheads_20_2" draw:marker-end-width="0.352cm" draw:fill="none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P1" style:family="paragraph">
      <style:text-properties style:font-name="Liberation Mono"/>
    </style:style>
    <style:style style:name="P2" style:family="paragraph">
      <loext:graphic-properties draw:fill="solid" draw:fill-color="#dddddd"/>
      <style:text-properties style:font-name="Liberation Mono"/>
    </style:style>
    <style:style style:name="P3" style:family="paragraph">
      <style:paragraph-properties fo:text-align="center"/>
      <style:text-properties fo:color="#2a6099" loext:opacity="100%" fo:font-size="14pt" style:font-size-asian="14pt" style:font-size-complex="14pt"/>
    </style:style>
    <style:style style:name="P4" style:family="paragraph">
      <loext:graphic-properties draw:fill="none"/>
      <style:paragraph-properties fo:text-align="center"/>
      <style:text-properties fo:color="#2a6099" loext:opacity="100%" fo:font-size="14pt" style:font-size-asian="14pt" style:font-size-complex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  <style:text-properties fo:color="#ff8000" loext:opacity="100%"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P8" style:family="paragraph">
      <style:text-properties fo:color="#ff4000" loext:opacity="100%"/>
    </style:style>
    <style:style style:name="P9" style:family="paragraph">
      <loext:graphic-properties draw:fill="none"/>
      <style:text-properties fo:color="#ff4000" loext:opacity="100%" fo:font-size="22pt" style:font-size-asian="22pt" style:font-size-complex="22pt"/>
    </style:style>
    <style:style style:name="T1" style:family="text">
      <style:text-properties style:font-name="Liberation Mono" fo:font-weight="bold" style:font-weight-asian="bold" style:font-weight-complex="bold"/>
    </style:style>
    <style:style style:name="T2" style:family="text">
      <style:text-properties fo:color="#00a933" loext:opacity="100%" style:font-name="Liberation Mono"/>
    </style:style>
    <style:style style:name="T3" style:family="text">
      <style:text-properties style:font-name="Liberation Mono"/>
    </style:style>
    <style:style style:name="T4" style:family="text">
      <style:text-properties fo:color="#2a6099" loext:opacity="100%" style:font-name="Liberation Mono" style:text-underline-style="none"/>
    </style:style>
    <style:style style:name="T5" style:family="text">
      <style:text-properties fo:color="#ff8000" loext:opacity="100%" style:font-name="Liberation Mono" style:text-underline-style="none"/>
    </style:style>
    <style:style style:name="T6" style:family="text">
      <style:text-properties fo:color="#2a6099" loext:opacity="100%" fo:font-size="14pt" style:font-size-asian="14pt" style:font-size-complex="14pt"/>
    </style:style>
    <style:style style:name="T7" style:family="text">
      <style:text-properties fo:color="#ff8000" loext:opacity="100%" fo:font-size="14pt" style:font-size-asian="14pt" style:font-size-complex="14pt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122cm" svg:height="5.291cm" svg:x="9.574cm" svg:y="1.058cm">
          <draw:text-box>
            <text:p text:style-name="P1"><text:span text:style-name="T1">P</text:span><text:span text:style-name="T2">DGESV</text:span><text:span text:style-name="T3">(</text:span></text:p>
            <text:p text:style-name="P1"><text:span text:style-name="T2"><text:s text:c="2"/></text:span><text:span text:style-name="T2">N</text:span><text:span text:style-name="T3">, </text:span><text:span text:style-name="T2">NRHS</text:span><text:span text:style-name="T3">, </text:span></text:p>
            <text:p text:style-name="P1"><text:span text:style-name="T3"><text:s text:c="2"/></text:span><text:span text:style-name="T4">A, IA, JA, DESCA,</text:span><text:span text:style-name="T3"> </text:span></text:p>
            <text:p text:style-name="P1"><text:span text:style-name="T3"><text:s text:c="2"/></text:span><text:span text:style-name="T2">IPIV</text:span><text:span text:style-name="T3">, </text:span></text:p>
            <text:p text:style-name="P1"><text:span text:style-name="T3"><text:s text:c="2"/></text:span><text:span text:style-name="T5">B, IB, JB, DESCB,</text:span><text:span text:style-name="T3"> </text:span></text:p>
            <text:p text:style-name="P1"><text:span text:style-name="T3"><text:s text:c="2"/></text:span><text:span text:style-name="T2">INFO</text:span></text:p>
            <text:p text:style-name="P1"><text:span text:style-name="T3">) </text:span></text:p>
          </draw:text-box>
        </draw:frame>
        <draw:frame draw:style-name="gr1" draw:text-style-name="P2" draw:layer="layout" svg:width="4.693cm" svg:height="5.291cm" svg:x="0.443cm" svg:y="1.058cm">
          <draw:text-box>
            <text:p text:style-name="P1"><text:span text:style-name="T2">DGESV</text:span><text:span text:style-name="T3">(</text:span></text:p>
            <text:p text:style-name="P1"><text:span text:style-name="T2"><text:s text:c="2"/></text:span><text:span text:style-name="T2">N</text:span><text:span text:style-name="T3">, </text:span><text:span text:style-name="T2">NRHS</text:span><text:span text:style-name="T3">, </text:span></text:p>
            <text:p text:style-name="P1"><text:span text:style-name="T3"><text:s text:c="2"/></text:span><text:span text:style-name="T4">A, </text:span><text:span text:style-name="T4">LDA,</text:span><text:span text:style-name="T3"> </text:span></text:p>
            <text:p text:style-name="P1"><text:span text:style-name="T3"><text:s text:c="2"/></text:span><text:span text:style-name="T2">IPIV</text:span><text:span text:style-name="T3">, </text:span></text:p>
            <text:p text:style-name="P1"><text:span text:style-name="T3"><text:s text:c="2"/></text:span><text:span text:style-name="T5">B, </text:span><text:span text:style-name="T5">LDB,</text:span><text:span text:style-name="T3"> </text:span></text:p>
            <text:p text:style-name="P1"><text:span text:style-name="T3"><text:s text:c="2"/></text:span><text:span text:style-name="T2">INFO</text:span></text:p>
            <text:p text:style-name="P1"><text:span text:style-name="T3">)</text:span></text:p>
          </draw:text-box>
        </draw:frame>
        <draw:line draw:style-name="gr2" draw:text-style-name="P4" draw:layer="layout" svg:x1="4.26cm" svg:y1="2.97cm" svg:x2="10.421cm" svg:y2="2.97cm">
          <text:p text:style-name="P3"><text:span text:style-name="T6">Description of</text:span></text:p>
          <text:p text:style-name="P3"><text:span text:style-name="T6">A</text:span></text:p>
        </draw:line>
        <draw:line draw:style-name="gr3" draw:text-style-name="P6" draw:layer="layout" svg:x1="4.279cm" svg:y1="4.43cm" svg:x2="10.365cm" svg:y2="4.43cm">
          <text:p text:style-name="P5"><text:span text:style-name="T7">Description of</text:span></text:p>
          <text:p text:style-name="P5"><text:span text:style-name="T7">B</text:span></text:p>
        </draw:line>
        <draw:frame draw:style-name="gr4" draw:text-style-name="P7" draw:layer="layout" svg:width="2.957cm" svg:height="0.962cm" svg:x="0.477cm" svg:y="0.102cm">
          <draw:text-box>
            <text:p>LAPACK</text:p>
          </draw:text-box>
        </draw:frame>
        <draw:frame draw:style-name="gr4" draw:text-style-name="P7" draw:layer="layout" svg:width="3.944cm" svg:height="0.962cm" svg:x="9.628cm" svg:y="0.121cm">
          <draw:text-box>
            <text:p>scaLAPACK</text:p>
          </draw:text-box>
        </draw:frame>
        <draw:frame draw:style-name="gr5" draw:text-style-name="P9" draw:layer="layout" svg:width="1.294cm" svg:height="0.963cm" svg:x="12.981cm" svg:y="1.337cm">
          <draw:text-box>
            <text:p text:style-name="P8"><text:span text:style-name="T8">⚠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20:21:59.954042799</meta:creation-date>
    <dc:date>2024-08-28T21:56:17.032617859</dc:date>
    <meta:editing-duration>PT1H34M15S</meta:editing-duration>
    <meta:editing-cycles>6</meta:editing-cycles>
    <meta:generator>LibreOffice/7.6.7.2$Linux_X86_64 LibreOffice_project/60$Build-2</meta:generator>
    <meta:document-statistic meta:object-count="7"/>
  </office:meta>
</office:document-meta>
</file>